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T1" style:family="text">
      <style:text-properties style:text-position="super 58%"/>
    </style:style>
    <style:style style:name="T2" style:family="text">
      <style:text-properties fo:font-variant="normal" fo:text-transform="none" fo:color="#000000" style:font-name="Tahoma" fo:letter-spacing="normal"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style:font-name="Times New Roman"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me kind Words about Kent, and a few keen Observations about South Park's Bike Trail</text:p>
      <text:p text:style-name="Standard">&lt;br /&gt;</text:p>
      <text:p text:style-name="Standard">&lt;p&gt;<text:tab/>During my formative years, before I knew anything about classical liberal ideologies or enlightenment (or nihilism) – and before I learned the sacred, monolithic power of &lt;i&gt;reticence&lt;/i&gt;, I would construct entire philosophies in my head about Kent. Kent is a town 12 miles south of Seattle (as the crow flies) that lies in a valley carved a millennium ago by receding icebergs. Most of my ideas revolved around Kent's knack for molding depressed human beings from happy human beings, and how that depression was an unfortunate side-effect of unnecessary industrial development.<text:span text:style-name="T4">&lt;/p&gt;</text:span></text:p>
      <text:p text:style-name="Standard">&lt;p&gt;<text:tab/>My soul turned blue at the endless stream of cars rolling towards giant unmarked Boeing hangers with little frowns peaking-out from behind every steering wheel. I also wasn't impressed that the fertile soil of the Kent Valley was appropriated for warehouses. Just warehouses. Lots of warehouses. <text:span text:style-name="T4">&lt;/p&gt;</text:span></text:p>
      <text:p text:style-name="Standard">&lt;p&gt;<text:tab/>To my young eyes, Kent was the final stop before death. It was a place where sad Americans marched to the grave via an infinite assembly-line, all of them working the same job, driving the same roads, eating the same fast food and laughing in unison at the same sitcoms. <text:span text:style-name="T4">&lt;/p&gt;</text:span></text:p>
      <text:p text:style-name="Standard">&lt;p&gt;<text:tab/>...and that's pretty-much the lasting impression I've held since I departed its borders at 18. For the most part, Kent is still a mess of sad warehouses and frowny-faces, but I've abandoned any philosophies I ever derived from it. I was a kid and I saw the world through the subjective eyes of a teenager. Like anywhere else in America, Kent is just a place. It has some good stuff and some bad stuff. <text:span text:style-name="T4">&lt;/p&gt;</text:span></text:p>
      <text:p text:style-name="Standard">&lt;p&gt;<text:tab/>Right now I would like to focus on a part of Kent that is good. Very very very very good.<text:span text:style-name="T4">&lt;/p&gt;</text:span></text:p>
      <text:p text:style-name="Standard">&lt;p&gt;<text:tab/>This is how uncharacteristically forward-thinking Kent is with alternate forms of transportation: There are two (2) TWO! Major bicycle thoroughfares in Kent. Two! <text:s/><text:span text:style-name="T4">&lt;/p&gt;</text:span></text:p>
      <text:p text:style-name="Standard">&lt;p&gt;<text:tab/>There's the Green River Trail, a winding paradise of flora and parks that follows the route of the Green River (let's just forget we know anything sad about that particular river), and there's the Interurban Trail, which is basically a freeway for bikes, that follows the path of the Interurban Railway (a long-dead commuter route to the city. Dig a little deeper, and you'll discover that Seattle has had its share of problems with getting people from the suburbs to the city - and decisions made 100 years ago still affect us today).<text:span text:style-name="T4">&lt;/p&gt;</text:span></text:p>
      <text:p text:style-name="Standard">&lt;p&gt;<text:tab/>I love both of those trails. I'm in my early 30's now, but when I ride those trails my mind is flooded with memories of riding them as a kid. They were the safest, fastest way for a little kid to travel north to the City, or as far south as – well, I don't really know how far south the Interurban goes, but when I was 10 or 11 I rode as far south as I could until I landed in Point Defiance. <text:span text:style-name="T4">&lt;/p&gt;</text:span></text:p>
      <text:p text:style-name="Standard">&lt;p&gt;<text:tab/>Yeah, the Green River &amp; Interurban Trails are definitely where it's at. Well done, Kent. Way to stick-it to your crummy reputation. <text:span text:style-name="T4">&lt;/p&gt;</text:span></text:p>
      <text:p text:style-name="Standard">&lt;p&gt;<text:tab/>Okay, next: So as you bike north along the pristine Green River Trail, past Tukwila and a few awkward road crossings, the trail transitions into something called either the Duwamish Trail or the Duwamish Route. This is where shit starts going really wrong. <text:span text:style-name="T4">&lt;/p&gt;</text:span></text:p>
      <text:p text:style-name="Standard">&lt;p&gt;<text:tab/>The Duwamish Trail/Route (I guess I'll just call it the DT/R) is a mystery road - and even after having biked it several times, I'm still not entirely sure it's a real thing. <text:span text:style-name="T4">&lt;/p&gt;</text:span></text:p>
      <text:p text:style-name="Standard">&lt;p&gt;<text:tab/>The <text:s/>DT/R begins unassumingly enough, following the rough route of a river (which river, nobody knows) but the path abruptly concludes at a sign that says “path ends,” which also bottle-necks your bike between a set of guard rails and a park so devoid of soul that it feels like another dimension (I could probably write a whole article just on that sad park, where sad human activities definitely happens after sundown, and which I couldn't help but explore thoroughly). <text:span text:style-name="T4">&lt;/p&gt;</text:span></text:p>
      <text:p text:style-name="Standard">&lt;p&gt;<text:tab/>So suddenly the bike trail becomes a poorly maintained street, and my first thought was “this couldn't possibly be good for my wheels.” Yet that street is a golden Beverly Hills boulevard compared to what lay ahead. <text:span text:style-name="T4">&lt;/p&gt;</text:span></text:p>
      <text:p text:style-name="Standard">&lt;p&gt;<text:tab/>I didn't see any other bikes the whole time I rode the DT/R. Not one. This was either because <text:soft-page-break/>any sensible riders avoid the DT/R, or they all were all horribly lost due to the terrible signage. The signage was so bad that I stopped twice to laugh at the jokes I was making in my head about them. <text:s/></text:p>
      <text:p text:style-name="Standard">&lt;p&gt;<text:tab/>At one point, somewhere around the 1<text:span text:style-name="T1">st</text:span> Ave South Bridge there's a caddywhompus sign post with arrows pointing in erroneous directions claiming “Georgetown” and “Downtown” and “Duwamish” each with a picture of a bike, and each pointing vaguely towards sketchy paths and 7-way intersections. It's the type of sign that belongs at the 4077, not along a commuter bike trail (or route. Or whatever).<text:span text:style-name="T4">&lt;/p&gt;</text:span></text:p>
      <text:p text:style-name="Standard">&lt;p&gt;<text:tab/>I chose the “Duwamish” sign, picked a path and hoped I was riding the right way.<text:span text:style-name="T4">&lt;/p&gt;</text:span></text:p>
      <text:p text:style-name="Standard">&lt;p&gt;<text:tab/>The trail, which at that point was probably in its “route” form, zigzagged through the South Park neighborhood with no acknowledgment to reason. If you take this route, be prepared to earn the ire of cement trucks and delivery drivers. But really, just don't take this route. The streets in South Park aren't suitable for a road bike. A motorized dirt bike, maybe. But not a road bike. And especially not my fine-tuned touring bike.<text:span text:style-name="T4">&lt;/p&gt;</text:span></text:p>
      <text:p text:style-name="Standard">&lt;p&gt;<text:tab/>The DT/R weaves so inefficiently through South Park, it almost seems like a secret ploy from the South Park Chamber of Commerce to give bikers a tour of industrial areas so far away from the tourist mecca of Pike Place Market that a crazy bike route/trail might've been their solitary option to get new business.<text:span text:style-name="T4">&lt;/p&gt;</text:span></text:p>
      <text:p text:style-name="Standard">&lt;p&gt;<text:tab/>You're better-off taking the surface roads through Georgetown than taking the Duwamish Trail/Route (or whatever) which inconveniently ends (did it ever really start?) at the west end of the West Seattle Bridge. What!? The signpost said “Downtown!” Hrrmmmm.....<text:span text:style-name="T4">&lt;/p&gt;</text:span></text:p>
      <text:p text:style-name="P1"><text:span text:style-name="T3">&lt;p&gt;<text:tab/>Even the parks along the DT/R trail and endlessly sad with peppy names like "T-107" which seems like a secret message from the city planners warning people not to visit. &lt;/p&gt;</text:span></text:p>
      <text:p text:style-name="P1"><text:span text:style-name="T3">&lt;p&gt;<text:tab/>Like I mentioned, I didn't see any other bikes on the DT/R, but I did pass two cops and two EMTs wearing the sorrowful visage of death across their faces. A look I've seen many times. A look I've worn myself.&lt;/p&gt;</text:span></text:p>
      <text:p text:style-name="P1"><text:span text:style-name="T3">&lt;p&gt;<text:tab/>That's the Duwamish Trail.&lt;/p&gt;</text:span></text:p>
      <text:p text:style-name="P1"><text:span text:style-name="T3">&lt;p&gt;<text:tab/>Good for us, however – where the Duwamish trail ends the West Seattle Bridge Trail begins. And the WSBT is a proper trail. It's well-maintained, and I was happy to, at last, ride next to other humans. &lt;/p&gt;</text:span></text:p>
      <text:p text:style-name="P1"><text:span text:style-name="T3">&lt;p&gt;<text:tab/>The WSBT is especially interesting because it crosses a unique type of rotating draw bridge, which (if memory serves) is unique only to Seattle (it once had a twin in Iraq, but that bridge was obliterated during some probably-unnecessary war). I actually felt fear riding over it. The same sort of fear/sensation as riding a roller coaster. Very cool. &lt;/p&gt;</text:span></text:p>
      <text:p text:style-name="P1"><text:span text:style-name="T3">&lt;p&gt;<text:tab/>Unfortunately, the WSBT transitions into a crazy and dangerous bike “lane” along East Marginal Way that is dotted with at least one Ghost Bike. &lt;/p&gt;</text:span></text:p>
      <text:p text:style-name="P1"><text:span text:style-name="T3">&lt;p&gt;<text:tab/>So yeah, just avoid the whole mess, and when the Green River Trail ends, take the surface streets into town. They're faster and safer. &lt;/p&gt;</text:span></text:p>
      <text:p text:style-name="P1"><text:span text:style-name="T3"><text:tab/></text:span></text:p>
      <text:p text:style-name="P1"><text:span text:style-name="T3"/></text:p>
      <text:p text:style-name="P1"><text:span text:style-name="T3"/></text:p>
      <text:p text:style-name="Standard"><text:span text:style-name="T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Clark</meta:initial-creator>
    <meta:creation-date>2014-05-21T13:04:33.29</meta:creation-date>
    <dc:date>2014-05-21T15:19:21.44</dc:date>
    <dc:creator>Alexander Clark</dc:creator>
    <meta:editing-duration>PT2H14M42S</meta:editing-duration>
    <meta:editing-cycles>16</meta:editing-cycles>
    <meta:generator>OpenOffice/4.0.1$Win32 OpenOffice.org_project/401m5$Build-9714</meta:generator>
    <meta:document-statistic meta:table-count="0" meta:image-count="0" meta:object-count="0" meta:page-count="2" meta:paragraph-count="29" meta:word-count="1280" meta:character-count="7287"/>
  </office:meta>
</office:document-meta>
</file>